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714" officeooo:paragraph-rsid="001407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1</text:p>
      <text:p text:style-name="P1"/>
      <text:p text:style-name="P1">1.</text:p>
      <text:p text:style-name="P1">ps muestra una selección de los procesos activos</text:p>
      <text:p text:style-name="P1">top muestra información dinámica del estado actual del sistema (procesos, hilos en ejecución, etc.).</text:p>
      <text:p text:style-name="P1"/>
      <text:p text:style-name="P1">ps:</text:p>
      <text:p text:style-name="P1"><text:tab/>-a → todos los procesos menos los session leaders y los procesos no asociados con un terminal (también se ven los procesos de otros usuarios)</text:p>
      <text:p text:style-name="P1"><text:tab/>-e → todos los procesos activos</text:p>
      <text:p text:style-name="P1"><text:tab/>-f → muestra también parámetros con los que se levantó el proces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2:50:25.779509886</meta:creation-date>
    <dc:date>2021-09-17T13:03:15.582273801</dc:date>
    <meta:editing-duration>PT14S</meta:editing-duration>
    <meta:editing-cycles>1</meta:editing-cycles>
    <meta:document-statistic meta:table-count="0" meta:image-count="0" meta:object-count="0" meta:page-count="1" meta:paragraph-count="8" meta:word-count="69" meta:character-count="403" meta:non-whitespace-character-count="339"/>
    <meta:generator>LibreOffice/6.4.7.2$Linux_X86_64 LibreOffice_project/40$Build-2</meta:generator>
  </office:meta>
</office:document-meta>
</file>